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2.30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8_2. Número de cédula</text:p>
          </table:table-cell>
          <table:table-cell table:style-name="ce1" office:value-type="string" calcext:value-type="string">
            <text:p>4_3. ¿En qué empresa trabaja?</text:p>
          </table:table-cell>
        </table:table-row>
        <table:table-row table:style-name="ro2">
          <table:table-cell office:value-type="float" office:value="1037612555" calcext:value-type="float">
            <text:p>1037612555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56" calcext:value-type="float">
            <text:p>1037612556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3">
          <table:table-cell office:value-type="float" office:value="1037612557" calcext:value-type="float">
            <text:p>1037612557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2">
          <table:table-cell office:value-type="float" office:value="1037612558" calcext:value-type="float">
            <text:p>1037612558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59" calcext:value-type="float">
            <text:p>1037612559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60" calcext:value-type="float">
            <text:p>1037612560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61" calcext:value-type="float">
            <text:p>1037612561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62" calcext:value-type="float">
            <text:p>1037612562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63" calcext:value-type="float">
            <text:p>1037612563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64" calcext:value-type="float">
            <text:p>1037612564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65" calcext:value-type="float">
            <text:p>1037612565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66" calcext:value-type="float">
            <text:p>1037612566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67" calcext:value-type="float">
            <text:p>1037612567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68" calcext:value-type="float">
            <text:p>1037612568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69" calcext:value-type="float">
            <text:p>1037612569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70" calcext:value-type="float">
            <text:p>1037612570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71" calcext:value-type="float">
            <text:p>1037612571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72" calcext:value-type="float">
            <text:p>1037612572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73" calcext:value-type="float">
            <text:p>1037612573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74" calcext:value-type="float">
            <text:p>1037612574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75" calcext:value-type="float">
            <text:p>1037612575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76" calcext:value-type="float">
            <text:p>1037612576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77" calcext:value-type="float">
            <text:p>1037612577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78" calcext:value-type="float">
            <text:p>1037612578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79" calcext:value-type="float">
            <text:p>1037612579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80" calcext:value-type="float">
            <text:p>1037612580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81" calcext:value-type="float">
            <text:p>1037612581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82" calcext:value-type="float">
            <text:p>1037612582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83" calcext:value-type="float">
            <text:p>1037612583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84" calcext:value-type="float">
            <text:p>1037612584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85" calcext:value-type="float">
            <text:p>1037612585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86" calcext:value-type="float">
            <text:p>1037612586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87" calcext:value-type="float">
            <text:p>1037612587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88" calcext:value-type="float">
            <text:p>1037612588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89" calcext:value-type="float">
            <text:p>1037612589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90" calcext:value-type="float">
            <text:p>1037612590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91" calcext:value-type="float">
            <text:p>1037612591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92" calcext:value-type="float">
            <text:p>1037612592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93" calcext:value-type="float">
            <text:p>1037612593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94" calcext:value-type="float">
            <text:p>1037612594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95" calcext:value-type="float">
            <text:p>1037612595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96" calcext:value-type="float">
            <text:p>1037612596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97" calcext:value-type="float">
            <text:p>1037612597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98" calcext:value-type="float">
            <text:p>1037612598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599" calcext:value-type="float">
            <text:p>1037612599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00" calcext:value-type="float">
            <text:p>1037612600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01" calcext:value-type="float">
            <text:p>1037612601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02" calcext:value-type="float">
            <text:p>1037612602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03" calcext:value-type="float">
            <text:p>1037612603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04" calcext:value-type="float">
            <text:p>1037612604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05" calcext:value-type="float">
            <text:p>1037612605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06" calcext:value-type="float">
            <text:p>1037612606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07" calcext:value-type="float">
            <text:p>1037612607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08" calcext:value-type="float">
            <text:p>1037612608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09" calcext:value-type="float">
            <text:p>1037612609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10" calcext:value-type="float">
            <text:p>1037612610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11" calcext:value-type="float">
            <text:p>1037612611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12" calcext:value-type="float">
            <text:p>1037612612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13" calcext:value-type="float">
            <text:p>1037612613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14" calcext:value-type="float">
            <text:p>1037612614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15" calcext:value-type="float">
            <text:p>1037612615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16" calcext:value-type="float">
            <text:p>1037612616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17" calcext:value-type="float">
            <text:p>1037612617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18" calcext:value-type="float">
            <text:p>1037612618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19" calcext:value-type="float">
            <text:p>1037612619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20" calcext:value-type="float">
            <text:p>1037612620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21" calcext:value-type="float">
            <text:p>1037612621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22" calcext:value-type="float">
            <text:p>1037612622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23" calcext:value-type="float">
            <text:p>1037612623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24" calcext:value-type="float">
            <text:p>1037612624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25" calcext:value-type="float">
            <text:p>1037612625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26" calcext:value-type="float">
            <text:p>1037612626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27" calcext:value-type="float">
            <text:p>1037612627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28" calcext:value-type="float">
            <text:p>1037612628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29" calcext:value-type="float">
            <text:p>1037612629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30" calcext:value-type="float">
            <text:p>1037612630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31" calcext:value-type="float">
            <text:p>1037612631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32" calcext:value-type="float">
            <text:p>1037612632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33" calcext:value-type="float">
            <text:p>1037612633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34" calcext:value-type="float">
            <text:p>1037612634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35" calcext:value-type="float">
            <text:p>1037612635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2">
          <table:table-cell office:value-type="float" office:value="1037612636" calcext:value-type="float">
            <text:p>1037612636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3">
          <table:table-cell office:value-type="float" office:value="1037612637" calcext:value-type="float">
            <text:p>1037612637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2">
          <table:table-cell office:value-type="float" office:value="1037612638" calcext:value-type="float">
            <text:p>1037612638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3">
          <table:table-cell office:value-type="float" office:value="1037612639" calcext:value-type="float">
            <text:p>1037612639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40" calcext:value-type="float">
            <text:p>1037612640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4">
          <table:table-cell office:value-type="float" office:value="1037612641" calcext:value-type="float">
            <text:p>1037612641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3">
          <table:table-cell office:value-type="float" office:value="1037612642" calcext:value-type="float">
            <text:p>1037612642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43" calcext:value-type="float">
            <text:p>1037612643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44" calcext:value-type="float">
            <text:p>1037612644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45" calcext:value-type="float">
            <text:p>1037612645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46" calcext:value-type="float">
            <text:p>1037612646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47" calcext:value-type="float">
            <text:p>1037612647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48" calcext:value-type="float">
            <text:p>1037612648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49" calcext:value-type="float">
            <text:p>1037612649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50" calcext:value-type="float">
            <text:p>1037612650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51" calcext:value-type="float">
            <text:p>1037612651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52" calcext:value-type="float">
            <text:p>1037612652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53" calcext:value-type="float">
            <text:p>1037612653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54" calcext:value-type="float">
            <text:p>1037612654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55" calcext:value-type="float">
            <text:p>1037612655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56" calcext:value-type="float">
            <text:p>1037612656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57" calcext:value-type="float">
            <text:p>1037612657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58" calcext:value-type="float">
            <text:p>1037612658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4">
          <table:table-cell office:value-type="float" office:value="1037612659" calcext:value-type="float">
            <text:p>1037612659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3">
          <table:table-cell office:value-type="float" office:value="1037612660" calcext:value-type="float">
            <text:p>1037612660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61" calcext:value-type="float">
            <text:p>1037612661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62" calcext:value-type="float">
            <text:p>1037612662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63" calcext:value-type="float">
            <text:p>1037612663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64" calcext:value-type="float">
            <text:p>1037612664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4">
          <table:table-cell office:value-type="float" office:value="1037612665" calcext:value-type="float">
            <text:p>1037612665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2">
          <table:table-cell office:value-type="float" office:value="1037612666" calcext:value-type="float">
            <text:p>1037612666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4">
          <table:table-cell office:value-type="float" office:value="1037612667" calcext:value-type="float">
            <text:p>1037612667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3">
          <table:table-cell office:value-type="float" office:value="1037612668" calcext:value-type="float">
            <text:p>1037612668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69" calcext:value-type="float">
            <text:p>1037612669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70" calcext:value-type="float">
            <text:p>1037612670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71" calcext:value-type="float">
            <text:p>1037612671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72" calcext:value-type="float">
            <text:p>1037612672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73" calcext:value-type="float">
            <text:p>1037612673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74" calcext:value-type="float">
            <text:p>1037612674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75" calcext:value-type="float">
            <text:p>1037612675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76" calcext:value-type="float">
            <text:p>1037612676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77" calcext:value-type="float">
            <text:p>1037612677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78" calcext:value-type="float">
            <text:p>1037612678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79" calcext:value-type="float">
            <text:p>1037612679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80" calcext:value-type="float">
            <text:p>1037612680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81" calcext:value-type="float">
            <text:p>1037612681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82" calcext:value-type="float">
            <text:p>1037612682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83" calcext:value-type="float">
            <text:p>1037612683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84" calcext:value-type="float">
            <text:p>1037612684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4">
          <table:table-cell office:value-type="float" office:value="1037612685" calcext:value-type="float">
            <text:p>1037612685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3">
          <table:table-cell office:value-type="float" office:value="1037612686" calcext:value-type="float">
            <text:p>1037612686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87" calcext:value-type="float">
            <text:p>1037612687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88" calcext:value-type="float">
            <text:p>1037612688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89" calcext:value-type="float">
            <text:p>1037612689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90" calcext:value-type="float">
            <text:p>1037612690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91" calcext:value-type="float">
            <text:p>1037612691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4">
          <table:table-cell office:value-type="float" office:value="1037612692" calcext:value-type="float">
            <text:p>1037612692</text:p>
          </table:table-cell>
          <table:table-cell table:style-name="ce3" office:value-type="string" calcext:value-type="string">
            <text:p>EPM</text:p>
          </table:table-cell>
        </table:table-row>
        <table:table-row table:style-name="ro3">
          <table:table-cell office:value-type="float" office:value="1037612693" calcext:value-type="float">
            <text:p>1037612693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94" calcext:value-type="float">
            <text:p>1037612694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95" calcext:value-type="float">
            <text:p>1037612695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2">
          <table:table-cell office:value-type="float" office:value="1037612696" calcext:value-type="float">
            <text:p>1037612696</text:p>
          </table:table-cell>
          <table:table-cell table:style-name="ce3" office:value-type="string" calcext:value-type="string">
            <text:p>Área Metropolitana</text:p>
          </table:table-cell>
        </table:table-row>
        <table:table-row table:style-name="ro3">
          <table:table-cell office:value-type="float" office:value="1037612697" calcext:value-type="float">
            <text:p>1037612697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3">
          <table:table-cell office:value-type="float" office:value="1037612698" calcext:value-type="float">
            <text:p>1037612698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4">
          <table:table-cell office:value-type="float" office:value="1037612699" calcext:value-type="float">
            <text:p>1037612699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00" calcext:value-type="float">
            <text:p>1037612700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01" calcext:value-type="float">
            <text:p>1037612701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02" calcext:value-type="float">
            <text:p>1037612702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03" calcext:value-type="float">
            <text:p>1037612703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04" calcext:value-type="float">
            <text:p>1037612704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05" calcext:value-type="float">
            <text:p>1037612705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06" calcext:value-type="float">
            <text:p>1037612706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07" calcext:value-type="float">
            <text:p>1037612707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08" calcext:value-type="float">
            <text:p>1037612708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09" calcext:value-type="float">
            <text:p>1037612709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10" calcext:value-type="float">
            <text:p>1037612710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11" calcext:value-type="float">
            <text:p>1037612711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12" calcext:value-type="float">
            <text:p>1037612712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13" calcext:value-type="float">
            <text:p>1037612713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14" calcext:value-type="float">
            <text:p>1037612714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15" calcext:value-type="float">
            <text:p>1037612715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16" calcext:value-type="float">
            <text:p>1037612716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17" calcext:value-type="float">
            <text:p>1037612717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18" calcext:value-type="float">
            <text:p>1037612718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19" calcext:value-type="float">
            <text:p>1037612719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20" calcext:value-type="float">
            <text:p>1037612720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21" calcext:value-type="float">
            <text:p>1037612721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3">
          <table:table-cell office:value-type="float" office:value="1037612722" calcext:value-type="float">
            <text:p>1037612722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4">
          <table:table-cell office:value-type="float" office:value="1037612723" calcext:value-type="float">
            <text:p>1037612723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24" calcext:value-type="float">
            <text:p>1037612724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25" calcext:value-type="float">
            <text:p>1037612725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26" calcext:value-type="float">
            <text:p>1037612726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27" calcext:value-type="float">
            <text:p>1037612727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28" calcext:value-type="float">
            <text:p>1037612728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29" calcext:value-type="float">
            <text:p>1037612729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30" calcext:value-type="float">
            <text:p>1037612730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31" calcext:value-type="float">
            <text:p>1037612731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32" calcext:value-type="float">
            <text:p>1037612732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33" calcext:value-type="float">
            <text:p>1037612733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34" calcext:value-type="float">
            <text:p>1037612734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35" calcext:value-type="float">
            <text:p>1037612735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36" calcext:value-type="float">
            <text:p>1037612736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37" calcext:value-type="float">
            <text:p>1037612737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38" calcext:value-type="float">
            <text:p>1037612738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39" calcext:value-type="float">
            <text:p>1037612739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40" calcext:value-type="float">
            <text:p>1037612740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41" calcext:value-type="float">
            <text:p>1037612741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42" calcext:value-type="float">
            <text:p>1037612742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43" calcext:value-type="float">
            <text:p>1037612743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44" calcext:value-type="float">
            <text:p>1037612744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45" calcext:value-type="float">
            <text:p>1037612745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46" calcext:value-type="float">
            <text:p>1037612746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47" calcext:value-type="float">
            <text:p>1037612747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48" calcext:value-type="float">
            <text:p>1037612748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49" calcext:value-type="float">
            <text:p>1037612749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50" calcext:value-type="float">
            <text:p>1037612750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51" calcext:value-type="float">
            <text:p>1037612751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52" calcext:value-type="float">
            <text:p>1037612752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53" calcext:value-type="float">
            <text:p>1037612753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54" calcext:value-type="float">
            <text:p>1037612754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55" calcext:value-type="float">
            <text:p>1037612755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56" calcext:value-type="float">
            <text:p>1037612756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57" calcext:value-type="float">
            <text:p>1037612757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58" calcext:value-type="float">
            <text:p>1037612758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59" calcext:value-type="float">
            <text:p>1037612759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60" calcext:value-type="float">
            <text:p>1037612760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61" calcext:value-type="float">
            <text:p>1037612761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3">
          <table:table-cell office:value-type="float" office:value="1037612762" calcext:value-type="float">
            <text:p>1037612762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4">
          <table:table-cell office:value-type="float" office:value="1037612763" calcext:value-type="float">
            <text:p>1037612763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64" calcext:value-type="float">
            <text:p>1037612764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65" calcext:value-type="float">
            <text:p>1037612765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66" calcext:value-type="float">
            <text:p>1037612766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67" calcext:value-type="float">
            <text:p>1037612767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68" calcext:value-type="float">
            <text:p>1037612768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69" calcext:value-type="float">
            <text:p>1037612769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70" calcext:value-type="float">
            <text:p>1037612770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71" calcext:value-type="float">
            <text:p>1037612771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72" calcext:value-type="float">
            <text:p>1037612772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73" calcext:value-type="float">
            <text:p>1037612773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74" calcext:value-type="float">
            <text:p>1037612774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75" calcext:value-type="float">
            <text:p>1037612775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76" calcext:value-type="float">
            <text:p>1037612776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77" calcext:value-type="float">
            <text:p>1037612777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78" calcext:value-type="float">
            <text:p>1037612778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79" calcext:value-type="float">
            <text:p>1037612779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80" calcext:value-type="float">
            <text:p>1037612780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81" calcext:value-type="float">
            <text:p>1037612781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82" calcext:value-type="float">
            <text:p>1037612782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83" calcext:value-type="float">
            <text:p>1037612783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84" calcext:value-type="float">
            <text:p>1037612784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85" calcext:value-type="float">
            <text:p>1037612785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86" calcext:value-type="float">
            <text:p>1037612786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87" calcext:value-type="float">
            <text:p>1037612787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3">
          <table:table-cell office:value-type="float" office:value="1037612788" calcext:value-type="float">
            <text:p>1037612788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4">
          <table:table-cell office:value-type="float" office:value="1037612789" calcext:value-type="float">
            <text:p>1037612789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90" calcext:value-type="float">
            <text:p>1037612790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91" calcext:value-type="float">
            <text:p>1037612791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3">
          <table:table-cell office:value-type="float" office:value="1037612792" calcext:value-type="float">
            <text:p>1037612792</text:p>
          </table:table-cell>
          <table:table-cell table:style-name="ce3" office:value-type="string" calcext:value-type="string">
            <text:p>Entes descentralizados de Alcaldía</text:p>
          </table:table-cell>
        </table:table-row>
        <table:table-row table:style-name="ro4">
          <table:table-cell office:value-type="float" office:value="1037612793" calcext:value-type="float">
            <text:p>1037612793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94" calcext:value-type="float">
            <text:p>1037612794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95" calcext:value-type="float">
            <text:p>1037612795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96" calcext:value-type="float">
            <text:p>1037612796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97" calcext:value-type="float">
            <text:p>1037612797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98" calcext:value-type="float">
            <text:p>1037612798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>
          <table:table-cell office:value-type="float" office:value="1037612799" calcext:value-type="float">
            <text:p>1037612799</text:p>
          </table:table-cell>
          <table:table-cell table:style-name="ce3" office:value-type="string" calcext:value-type="string">
            <text:p>Alcaldía</text:p>
          </table:table-cell>
        </table:table-row>
        <table:table-row table:style-name="ro4" table:number-rows-repeated="1048329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time-style style:name="N125">
      <number:hours/>
      <number:text>:</number:text>
      <number:minutes number:style="long"/>
    </number:time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2:09:44.339721550</meta:creation-date>
    <dc:date>2016-10-29T12:10:30.583737023</dc:date>
    <meta:editing-duration>P0D</meta:editing-duration>
    <meta:editing-cycles>1</meta:editing-cycles>
    <meta:document-statistic meta:table-count="1" meta:cell-count="492" meta:object-count="0"/>
    <meta:generator>LibreOffice/4.2.8.2$Linux_X86_64 LibreOffice_project/420m0$Build-2</meta:generator>
  </office:meta>
</office:document-meta>
</file>